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6.563cm" fo:margin-left="0.014cm" fo:margin-right="0.014cm" table:align="margins" style:writing-mode="lr-tb"/>
    </style:style>
    <style:style style:name="Tableau1.A" style:family="table-column">
      <style:table-column-properties style:column-width="16.563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563cm" fo:margin-left="0.014cm" fo:margin-right="0.014cm" table:align="margins" style:writing-mode="lr-tb"/>
    </style:style>
    <style:style style:name="Tableau2.A" style:family="table-column">
      <style:table-column-properties style:column-width="16.563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591cm" table:align="margins" style:writing-mode="lr-tb"/>
    </style:style>
    <style:style style:name="Tableau3.A" style:family="table-column">
      <style:table-column-properties style:column-width="16.591cm" style:rel-column-width="65535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6.591cm" table:align="margins" style:writing-mode="lr-tb"/>
    </style:style>
    <style:style style:name="Tableau4.A" style:family="table-column">
      <style:table-column-properties style:column-width="16.591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6.591cm" table:align="margins" style:writing-mode="lr-tb"/>
    </style:style>
    <style:style style:name="Tableau5.A" style:family="table-column">
      <style:table-column-properties style:column-width="16.591cm" style:rel-column-width="65535*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6.591cm" table:align="margins" style:writing-mode="lr-tb"/>
    </style:style>
    <style:style style:name="Tableau6.A" style:family="table-column">
      <style:table-column-properties style:column-width="16.591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591cm" table:align="margins" style:writing-mode="lr-tb"/>
    </style:style>
    <style:style style:name="Tableau7.A" style:family="table-column">
      <style:table-column-properties style:column-width="8.296cm" style:rel-column-width="32767*"/>
    </style:style>
    <style:style style:name="Tableau7.B" style:family="table-column">
      <style:table-column-properties style:column-width="8.296cm" style:rel-column-width="32768*"/>
    </style:style>
    <style:style style:name="Tableau7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12" style:family="paragraph" style:parent-style-name="Standard2">
      <style:text-properties fo:font-weight="bold" style:font-weight-asian="bold" style:font-weight-complex="bold"/>
    </style:style>
    <style:style style:name="P13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88278344" text:id="ct188278344">
          <text:insertion>
            <office:change-info>
              <dc:creator>Gauthier Bastien</dc:creator>
              <dc:date>2012-03-21T11:22:00</dc:date>
            </office:change-info>
          </text:insertion>
        </text:changed-region>
        <text:changed-region xml:id="ct188398272" text:id="ct188398272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187885216" text:id="ct187885216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180951264" text:id="ct180951264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187869328" text:id="ct187869328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188081896" text:id="ct188081896">
          <text:insertion>
            <office:change-info>
              <dc:creator>Gauthier Bastien</dc:creator>
              <dc:date>2011-04-18T11:37:00</dc:date>
            </office:change-info>
          </text:insertion>
        </text:changed-region>
        <text:changed-region xml:id="ct188178208" text:id="ct188178208">
          <text:insertion>
            <office:change-info>
              <dc:creator>Gauthier Bastien</dc:creator>
              <dc:date>2011-04-18T12:03:00</dc:date>
            </office:change-info>
          </text:insertion>
        </text:changed-region>
        <text:changed-region xml:id="ct188177760" text:id="ct188177760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xml:id="ct188174712" text:id="ct188174712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xml:id="ct188224696" text:id="ct188224696">
          <text:insertion>
            <office:change-info>
              <dc:creator>Gauthier Bastien</dc:creator>
              <dc:date>2011-04-18T12:18:00</dc:date>
            </office:change-info>
          </text:insertion>
        </text:changed-region>
        <text:changed-region xml:id="ct188173288" text:id="ct188173288">
          <text:insertion>
            <office:change-info>
              <dc:creator>Gauthier Bastien</dc:creator>
              <dc:date>2011-04-18T12:19:00</dc:date>
            </office:change-info>
          </text:insertion>
        </text:changed-region>
        <text:changed-region xml:id="ct188229688" text:id="ct188229688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xml:id="ct188473800" text:id="ct188473800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xml:id="ct189941008" text:id="ct189941008">
          <text:insertion>
            <office:change-info>
              <dc:creator>Gauthier Bastien</dc:creator>
              <dc:date>2013-01-18T12:34:00</dc:date>
            </office:change-info>
          </text:insertion>
        </text:changed-region>
        <text:changed-region xml:id="ct189743488" text:id="ct189743488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90091984" text:id="ct190091984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89650904" text:id="ct189650904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89195928" text:id="ct189195928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68301288" text:id="ct168301288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89717360" text:id="ct189717360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90169952" text:id="ct190169952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89781504" text:id="ct189781504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89753792" text:id="ct189753792">
          <text:insertion>
            <office:change-info>
              <dc:creator>Gauthier Bastien</dc:creator>
              <dc:date>2013-01-18T12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éance du <text:change-start text:change-id="ct188278344"/>self.Title()<text:change-end text:change-id="ct188278344"/></text:p>
      <text:p text:style-name="P10"/>
      <text:p text:style-name="P3">ORDRE DU JOUR</text:p>
      <text:p text:style-name="Standard"/>
      <text:p text:style-name="P3">Séance publique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Standard"><office:annotation><dc:date>2007-09-24T00:00:00</dc:date><text:p>do row for item in self.adapted().getPrintableItems(itemUids, privacy='public', oralQuestion=False)</text:p></office:annotation><text:change-start text:change-id="ct188398272"/>item.getItemNumber(relativeTo='meeting')<text:change-end text:change-id="ct188398272"/>. <text:change-start text:change-id="ct187885216"/>item.Title()<text:change-end text:change-id="ct187885216"/></text:p>
          </table:table-cell>
        </table:table-row>
      </table:table>
      <text:p text:style-name="Standard"/>
      <text:p text:style-name="P3">Séance à huis clos 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Standard"><office:annotation><dc:date>2007-09-24T00:00:00</dc:date><text:p>do row for item in self.adapted().getPrintableItems(itemUids, privacy='secret', oralQuestion=False)</text:p></office:annotation><text:change-start text:change-id="ct180951264"/>item.getItemNumber(relativeTo='meeting')<text:change-end text:change-id="ct180951264"/>. <text:change-start text:change-id="ct187869328"/>item.Title()<text:change-end text:change-id="ct187869328"/></text:p>
          </table:table-cell>
        </table:table-row>
      </table:table>
      <text:p text:style-name="Standard"/>
      <text:p text:style-name="P3">Etaient présents :</text:p>
      <text:p text:style-name="Standard"><office:annotation><dc:creator>Gauthier Bastien</dc:creator><dc:date>2011-04-18T10:10:11</dc:date><text:p text:style-name="P14"><text:span text:style-name="T4">do text</text:span></text:p><text:p text:style-name="P14"><text:span text:style-name="T4">from xhtml(self.adapted().getStrikedAssembly())</text:span></text:p></office:annotation>Assemblée</text:p>
      <text:p text:style-name="Standard"/>
      <text:p text:style-name="Standard"><office:annotation><dc:creator>Gauthier Bastien</dc:creator><dc:date>2011-04-18T10:10:47</dc:date><text:p text:style-name="P14"><text:span text:style-name="T5">do text if self.getObservations()</text:span></text:p><text:p text:style-name="P14"><text:span text:style-name="T5">from xhtml(self.getObservations(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14"><text:span text:style-name="T4">do section if len(</text:span><text:span text:style-name="T6">self.adapted().getPrintableItems(itemUids, late=True, oralQuestion=True)) &gt; 0</text:span></text:p></office:annotation></text:span><text:span text:style-name="T1">Questions orales:</text:span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3"><office:annotation><dc:creator>Gauthier Bastien</dc:creator><dc:date>2011-04-18T10:11:54</dc:date><text:p text:style-name="P14"><text:span text:style-name="T5">do row for item in self.adapted().getPrintableItems(itemUids, late=True, oralQuestion=True)</text:span></text:p></office:annotation>De <text:change-start text:change-id="ct188081896"/>item.displayValue(item.listCategories(), item.getCategory())<text:change-end text:change-id="ct188081896"/></text:p>
              <text:p text:style-name="P3"><text:change-start text:change-id="ct188178208"/>item.Title()<text:change-end text:change-id="ct188178208"/></text:p>
              <text:p text:style-name="Standard"><office:annotation><dc:creator>Gauthier Bastien</dc:creator><dc:date>2011-04-18T11:37:54</dc:date><text:p text:style-name="P14"><text:span text:style-name="T5">do text</text:span></text:p><text:p text:style-name="P14"><text:span text:style-name="T5">from xhtml(item.Description())</text:span></text:p></office:annotation>Description de la question orale</text:p>
            </table:table-cell>
          </table:table-row>
        </table:table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14"><text:span text:style-name="T4">do section for item in self.adapted().getPrintableItems(itemUids, privacy='public', oralQuestion=False)</text:span></text:p></office:annotation></text:p>
        <table:table table:name="Tableau4" table:style-name="Tableau4">
          <table:table-column table:style-name="Tableau4.A"/>
          <table:table-row>
            <table:table-cell table:style-name="Tableau4.A1" office:value-type="string">
              <text:p text:style-name="P8">OBJET N°<text:change-start text:change-id="ct188177760"/>item.getItemNumber(relativeTo='meeting')<text:change-end text:change-id="ct188177760"/> : <text:change-start text:change-id="ct188174712"/>item.Title()<text:change-end text:change-id="ct188174712"/></text:p>
            </table:table-cell>
          </table:table-row>
        </table:table>
        <text:p text:style-name="Standard"><office:annotation><dc:creator>Gauthier Bastien</dc:creator><dc:date>2011-04-18T11:45:56</dc:date><text:p text:style-name="P14"><text:span text:style-name="T4">do text</text:span></text:p><text:p text:style-name="P14"><text:span text:style-name="T4">from xhtml(item.getDecision(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14"><text:span text:style-name="T4">do section if item.getObservations()</text:span></text:p></office:annotation>Interventions :</text:p>
          <text:p text:style-name="Standard"><office:annotation><dc:creator>Gauthier Bastien</dc:creator><dc:date>2011-04-18T11:47:30</dc:date><text:p text:style-name="P14"><text:span text:style-name="T4">do text</text:span></text:p><text:p text:style-name="P14"><text:span text:style-name="T4">from xhtml(item.getObservations())</text:span></text:p></office:annotation>Interventions/Observations</text:p>
        </text:section>
        <text:p text:style-name="Standard"/>
      </text:section>
      <text:section text:style-name="Sect1" text:name="Section3">
        <text:p text:style-name="P7">Le Président de la séance procède à l'examen des questions orales :</text:p>
        <text:p text:style-name="P6"/>
        <text:p text:style-name="P2"><text:span text:style-name="T1"><office:annotation><dc:creator>Gauthier Bastien</dc:creator><dc:date>2011-04-18T11:35:15</dc:date><text:p text:style-name="P14"><text:span text:style-name="T4">do section if len(</text:span><text:span text:style-name="T6">self.adapted().getPrintableItems(itemUids, late=True, oralQuestion=True)) &gt; 0</text:span></text:p></office:annotation></text:span><text:span text:style-name="T1">QUESTIONS ORALES<text:line-break/></text:span></text:p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3"><office:annotation><dc:creator>Gauthier Bastien</dc:creator><dc:date>2011-04-18T10:11:54</dc:date><text:p text:style-name="P14"><text:span text:style-name="T5">do row for item in self.adapted().getPrintableItems(itemUids, late=True, oralQuestion=True)</text:span></text:p></office:annotation>De <text:change-start text:change-id="ct188224696"/>item.displayValue(item.listCategories(), item.getCategory())<text:change-end text:change-id="ct188224696"/></text:p>
              <text:p text:style-name="P3"><text:change-start text:change-id="ct188173288"/>item.Title()<text:change-end text:change-id="ct188173288"/></text:p>
              <text:p text:style-name="Standard"><office:annotation><dc:creator>Gauthier Bastien</dc:creator><dc:date>2011-04-18T11:37:54</dc:date><text:p text:style-name="P14"><text:span text:style-name="T5">do text</text:span></text:p><text:p text:style-name="P14"><text:span text:style-name="T5">from xhtml(item.Description())</text:span></text:p></office:annotation>Description de la question orale</text:p>
              <text:p text:style-name="Standard"><office:annotation><dc:creator>Gauthier Bastien</dc:creator><dc:date>2011-04-18T11:51:02</dc:date><text:p text:style-name="P14"><text:span text:style-name="T5">do text</text:span></text:p><text:p text:style-name="P14"><text:span text:style-name="T5">from xhtml(item.getDecision())</text:span></text:p></office:annotation>Réponse de la question orale</text:p>
              <text:p text:style-name="P3"><office:annotation><dc:creator>Gauthier Bastien</dc:creator><dc:date>2011-04-18T12:05:04</dc:date><text:p text:style-name="P14"><text:span text:style-name="T4">do text if item.getObservations()</text:span></text:p></office:annotation>Interventions :</text:p>
              <text:p text:style-name="Standard"><office:annotation><dc:creator>Gauthier Bastien</dc:creator><dc:date>2011-04-18T11:51:39</dc:date><text:p text:style-name="P14"><text:span text:style-name="T5">do text</text:span></text:p><text:p text:style-name="P14"><text:span text:style-name="T5">from xhtml(item.getObservations())</text:span></text:p></office:annotation>Interventions sur la question orale</text:p>
            </table:table-cell>
          </table:table-row>
        </table:table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14"><text:span text:style-name="T4">do section for item in self.adapted().getPrintableItems(itemUids, privacy='secret', oralQuestion=False)</text:span></text:p></office:annotation></text:p>
        <table:table table:name="Tableau6" table:style-name="Tableau6">
          <table:table-column table:style-name="Tableau6.A"/>
          <table:table-row>
            <table:table-cell table:style-name="Tableau6.A1" office:value-type="string">
              <text:p text:style-name="P5">OBJET N°<text:change-start text:change-id="ct188229688"/>item.getItemNumber(relativeTo='meeting')<text:change-end text:change-id="ct188229688"/> : <text:change-start text:change-id="ct188473800"/>item.Title()<text:change-end text:change-id="ct188473800"/></text:p>
            </table:table-cell>
          </table:table-row>
        </table:table>
        <text:p text:style-name="Standard"><office:annotation><dc:creator>Gauthier Bastien</dc:creator><dc:date>2011-04-18T11:45:56</dc:date><text:p text:style-name="P14"><text:span text:style-name="T4">do text</text:span></text:p><text:p text:style-name="P14"><text:span text:style-name="T4">from xhtml(item.getDecision())</text:span></text:p></office:annotation>Décision/Délibération</text:p>
        <text:p text:style-name="Standard"/>
        <text:p text:style-name="P3"><office:annotation><dc:creator>Gauthier Bastien</dc:creator><dc:date>2011-04-18T12:05:04</dc:date><text:p text:style-name="P14"><text:span text:style-name="T4">do text if item.getObservations()</text:span></text:p></office:annotation>Interventions :</text:p>
        <text:p text:style-name="Standard"><office:annotation><dc:creator>Gauthier Bastien</dc:creator><dc:date>2011-04-18T11:47:30</dc:date><text:p text:style-name="P14"><text:span text:style-name="T4">do text</text:span></text:p><text:p text:style-name="P14"><text:span text:style-name="T4">from xhtml(item.getObservations())</text:span></text:p></office:annotation>Interventions/Observations</text:p>
      </text:section>
      <text:p text:style-name="Standard"/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2"><office:annotation><dc:creator>Gauthier Bastien</dc:creator><dc:date>2013-01-17T14:54:09</dc:date><text:p text:style-name="P14"><text:span text:style-name="T3">do text if self.getSignatures()</text:span></text:p></office:annotation><text:change-start text:change-id="ct189941008"/>self.getSignatures().split('\n')[0]<text:change-end text:change-id="ct189941008"/></text:p>
            <text:p text:style-name="P12"><office:annotation><dc:creator>Gauthier Bastien</dc:creator><dc:date>2013-01-17T15:13:33</dc:date><text:p text:style-name="P14"><text:span text:style-name="T2">do text if not self.getSignatures()</text:span></text:p></office:annotation><text:change-start text:change-id="ct189743488"/>self.getSignatories(theObjects=True)[1].getGender()=='m' and 'Le' or 'La'<text:change-end text:change-id="ct189743488"/> <office:annotation><dc:creator>Gauthier Bastien</dc:creator><dc:date>2013-01-17T15:13:33</dc:date><text:p text:style-name="P14"><text:span text:style-name="T2">do text if not self.getSignatures()</text:span></text:p></office:annotation><text:change-start text:change-id="ct190091984"/>self.getSignatories(theObjects=True)[1].getDuty()<text:change-end text:change-id="ct190091984"/></text:p>
          </table:table-cell>
          <table:table-cell table:style-name="Tableau7.A1" office:value-type="string">
            <text:p text:style-name="P13"><office:annotation><dc:creator>Gauthier Bastien</dc:creator><dc:date>2013-01-17T14:54:09</dc:date><text:p text:style-name="P14"><text:span text:style-name="T2">do text if self.getSignatures()</text:span></text:p></office:annotation><text:change-start text:change-id="ct189650904"/>self.getSignatures().split('\n')[2]<text:change-end text:change-id="ct189650904"/></text:p>
            <text:p text:style-name="P13"><office:annotation><dc:creator>Gauthier Bastien</dc:creator><dc:date>2013-01-17T15:13:33</dc:date><text:p text:style-name="P14"><text:span text:style-name="T2">do text if not self.getSignatures()</text:span></text:p></office:annotation><text:change-start text:change-id="ct189195928"/>self.getSignatories(theObjects=True)[0].getGender()=='m' and 'Le' or 'La'<text:change-end text:change-id="ct189195928"/> <office:annotation><dc:creator>Gauthier Bastien</dc:creator><dc:date>2013-01-17T15:13:33</dc:date><text:p text:style-name="P14"><text:span text:style-name="T2">do text if not self.getSignatures()</text:span></text:p></office:annotation><text:change-start text:change-id="ct168301288"/>self.getSignatories(theObjects=True)[0].getDuty()<text:change-end text:change-id="ct168301288"/></text:p>
          </table:table-cell>
        </table:table-row>
        <table:table-row>
          <table:table-cell table:style-name="Tableau7.A1" office:value-type="string">
            <text:p text:style-name="P12"/>
            <text:p text:style-name="P12"><text:soft-page-break/></text:p>
            <text:p text:style-name="P12"/>
            <text:p text:style-name="P12"/>
            <text:p text:style-name="P12"/>
          </table:table-cell>
          <table:table-cell table:style-name="Tableau7.A1" office:value-type="string">
            <text:p text:style-name="P13"/>
          </table:table-cell>
        </table:table-row>
        <table:table-row>
          <table:table-cell table:style-name="Tableau7.A1" office:value-type="string">
            <text:p text:style-name="P12"><office:annotation><dc:creator>Gauthier Bastien</dc:creator><dc:date>2013-01-17T14:54:09</dc:date><text:p text:style-name="P14"><text:span text:style-name="T3">do text if self.getSignatures()</text:span></text:p></office:annotation><text:change-start text:change-id="ct189717360"/>self.getSignatures().split('\n')[1]<text:change-end text:change-id="ct189717360"/></text:p>
            <text:p text:style-name="P12"><office:annotation><dc:creator>Gauthier Bastien</dc:creator><dc:date>2013-01-17T15:13:33</dc:date><text:p text:style-name="P14"><text:span text:style-name="T2">do text if not self.getSignatures()</text:span></text:p></office:annotation><text:change-start text:change-id="ct190169952"/>self.getSignatories(theObjects=True)[1].Title()<text:change-end text:change-id="ct190169952"/></text:p>
          </table:table-cell>
          <table:table-cell table:style-name="Tableau7.A1" office:value-type="string">
            <text:p text:style-name="P13"><office:annotation><dc:creator>Gauthier Bastien</dc:creator><dc:date>2013-01-17T14:54:09</dc:date><text:p text:style-name="P14"><text:span text:style-name="T3">do text if self.getSignatures()</text:span></text:p></office:annotation><text:change-start text:change-id="ct189781504"/>self.getSignatures().split('\n')[3]<text:change-end text:change-id="ct189781504"/></text:p>
            <text:p text:style-name="P13"><office:annotation><dc:creator>Gauthier Bastien</dc:creator><dc:date>2013-01-17T15:13:33</dc:date><text:p text:style-name="P14"><text:span text:style-name="T2">do text if not self.getSignatures()</text:span></text:p></office:annotation><text:change-start text:change-id="ct189753792"/>self.getSignatories(theObjects=True)[0].Title()<text:change-end text:change-id="ct18975379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0pt" fo:language="fr" fo:country="B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1.951cm" fo:margin-right="2.798cm" fo:text-align="justify" style:justify-single-word="false" fo:text-indent="-0.049cm" style:auto-text-indent="false" fo:keep-with-next="always"/>
      <style:text-properties fo:font-size="14pt" style:font-name-asian="Arial Unicode MS" style:font-size-asian="14pt" style:font-name-complex="Arial Unicode MS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2.23cm" fo:margin-right="0cm" fo:margin-top="0.423cm" fo:margin-bottom="0.423cm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.23cm" fo:margin-right="0cm" fo:margin-top="0.423cm" fo:margin-bottom="0.423cm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5.001cm" fo:margin-right="1.247cm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="100%" fo:margin-left="4.501cm" fo:margin-right="2.798cm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size="10pt"/>
    </style:style>
    <style:style style:name="WW8Num7z1" style:family="text">
      <style:text-properties style:font-name="Tahoma1" style:font-name-asian="Times New Roman" style:font-name-complex="Tahoma1"/>
    </style:style>
    <style:style style:name="WW8Num10z0" style:family="text">
      <style:text-properties style:font-name="Tahoma1" style:font-name-asian="Times New Roman" style:font-name-complex="Tahoma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mbreville, le </dc:title>
    <meta:initial-creator>Commune de Sambreville</meta:initial-creator>
    <meta:creation-date>2011-04-05T10:28:00</meta:creation-date>
    <dc:creator>Gauthier Bastien</dc:creator>
    <dc:date>2013-01-18T12:36:41</dc:date>
    <meta:print-date>2011-04-06T15:03:00</meta:print-date>
    <meta:editing-cycles>72</meta:editing-cycles>
    <meta:editing-duration>PT16H17M10S</meta:editing-duration>
    <meta:generator>LibreOffice/3.5$Linux_x86 LibreOffice_project/350m1$Build-2</meta:generator>
    <meta:document-statistic meta:table-count="7" meta:image-count="0" meta:object-count="0" meta:page-count="2" meta:paragraph-count="42" meta:word-count="155" meta:character-count="1496" meta:non-whitespace-character-count="1409"/>
    <meta:user-defined meta:name="_AdHocReviewCycleID" meta:value-type="float">853945341</meta:user-defined>
    <meta:user-defined meta:name="_AuthorEmail">rmnameche@commune.sambreville.be</meta:user-defined>
    <meta:user-defined meta:name="_AuthorEmailDisplayName">Namèche Rose-Marie</meta:user-defined>
    <meta:user-defined meta:name="_EmailSubject"/>
  </office:meta>
</office:document-meta>
</file>